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5cm"/>
    </style:style>
    <style:style style:name="gr3" style:family="graphic" style:parent-style-name="standard">
      <style:graphic-properties draw:stroke="none" draw:fill="none" fo:min-height="0.83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svg:stroke-color="#00008b" draw:fill-color="#00008b" draw:textarea-horizontal-align="justify" draw:textarea-vertical-align="middle" draw:auto-grow-height="false" fo:min-height="1.274cm" fo:min-width="1.0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1.274cm" fo:min-width="1.024cm"/>
    </style:style>
    <style:style style:name="gr8" style:family="graphic" style:parent-style-name="standard">
      <style:graphic-properties svg:stroke-color="#00ff7f" draw:fill-color="#00ff7f" draw:textarea-horizontal-align="justify" draw:textarea-vertical-align="middle" draw:auto-grow-height="false" fo:min-height="1.274cm" fo:min-width="1.0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1.14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text-properties style:font-name="Arial" fo:font-size="40pt" style:font-size-asian="40pt" style:font-size-complex="40pt"/>
    </style:style>
    <style:style style:name="P3" style:family="paragraph">
      <loext:graphic-properties draw:fill-color="#ffffff"/>
      <style:text-properties style:font-name="Arial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top="0cm" fo:margin-bottom="0.66cm"/>
    </style:style>
    <style:style style:name="P7" style:family="paragraph">
      <style:paragraph-properties fo:margin-top="0cm" fo:margin-bottom="0.66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/>
      <style:text-properties fo:color="#ffffff" fo:font-size="20pt" fo:font-weight="bold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-color="#000000"/>
      <style:paragraph-properties fo:text-align="center"/>
      <style:text-properties fo:font-weight="bold"/>
    </style:style>
    <style:style style:name="P11" style:family="paragraph">
      <loext:graphic-properties draw:fill-color="#00008b"/>
      <style:paragraph-properties fo:text-align="center"/>
      <style:text-properties fo:font-weight="bold"/>
    </style:style>
    <style:style style:name="P12" style:family="paragraph">
      <style:text-properties style:font-name="Arial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style:font-name="Arial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color="#ffffff" fo:font-weight="bold"/>
    </style:style>
    <style:style style:name="P15" style:family="paragraph">
      <loext:graphic-properties draw:fill-color="#ff0000"/>
      <style:paragraph-properties fo:text-align="center"/>
      <style:text-properties fo:color="#ffffff" fo:font-weight="bold"/>
    </style:style>
    <style:style style:name="P16" style:family="paragraph">
      <style:paragraph-properties fo:margin-top="0.051cm" fo:margin-bottom="0cm" fo:text-align="center"/>
      <style:text-properties fo:color="#ffffff" fo:font-weight="bold"/>
    </style:style>
    <style:style style:name="P17" style:family="paragraph">
      <loext:graphic-properties draw:fill-color="#ff0000"/>
      <style:paragraph-properties fo:margin-top="0.051cm" fo:margin-bottom="0cm" fo:text-align="center"/>
      <style:text-properties fo:color="#ffffff" fo:font-weight="bold"/>
    </style:style>
    <style:style style:name="P18" style:family="paragraph">
      <style:paragraph-properties fo:text-align="center"/>
      <style:text-properties fo:color="#000000" fo:font-weight="bold"/>
    </style:style>
    <style:style style:name="P19" style:family="paragraph">
      <loext:graphic-properties draw:fill-color="#00ff7f"/>
      <style:paragraph-properties fo:text-align="center"/>
      <style:text-properties fo:color="#000000" fo:font-weight="bold"/>
    </style:style>
    <style:style style:name="P20" style:family="paragraph">
      <loext:graphic-properties draw:fill-color="#00ff7f"/>
      <style:paragraph-properties fo:text-align="center"/>
      <style:text-properties fo:font-weight="bold"/>
    </style:style>
    <style:style style:name="P21" style:family="paragraph"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text-properties style:font-name="Arial" fo:font-size="22pt" fo:font-weight="bold" style:font-size-asian="22pt" style:font-weight-asian="bold" style:font-size-complex="22pt" style:font-weight-complex="bold"/>
    </style:style>
    <style:style style:name="P23" style:family="paragraph">
      <style:text-properties style:font-name="Arial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text-properties fo:color="#006400" style:font-name="Arial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006400" style:font-name="Arial" fo:font-weight="bold" style:font-weight-asian="bold" style:font-weight-complex="bold"/>
    </style:style>
    <style:style style:name="P28" style:family="paragraph">
      <style:text-properties fo:color="#006400" fo:font-size="24pt"/>
    </style:style>
    <style:style style:name="P29" style:family="paragraph">
      <loext:graphic-properties draw:fill="none" draw:fill-color="#ffffff"/>
      <style:text-properties fo:color="#006400" fo:font-size="24pt"/>
    </style:style>
    <style:style style:name="P30" style:family="paragraph">
      <style:text-properties style:font-name="Arial" fo:font-size="20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text-properties style:font-name="Arial" fo:font-size="20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66cm"/>
      <style:text-properties fo:font-weight="normal" style:font-weight-asian="normal" style:font-weight-complex="normal"/>
    </style:style>
    <style:style style:name="P33" style:family="paragraph">
      <style:text-properties style:font-weight-asian="normal" style:font-weight-complex="normal"/>
    </style:style>
    <style:style style:name="P34" style:family="paragraph">
      <style:paragraph-properties fo:margin-top="0cm" fo:margin-bottom="0.152cm"/>
    </style:style>
    <style:style style:name="P35" style:family="paragraph">
      <style:paragraph-properties fo:margin-top="0cm" fo:margin-bottom="0.864cm"/>
    </style:style>
    <style:style style:name="T1" style:family="text">
      <style:text-properties style:font-name="Arial" fo:font-size="40pt" style:font-size-asian="40pt" style:font-size-complex="40pt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ffffff" style:font-name="Arial" fo:font-size="20pt" fo:font-weight="bold" style:font-size-asian="40pt" style:font-size-complex="40pt"/>
    </style:style>
    <style:style style:name="T12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e181e" style:font-name="Arial" fo:font-weight="bold" style:font-weight-asian="bold" style:font-weight-complex="bold"/>
    </style:style>
    <style:style style:name="T15" style:family="text">
      <style:text-properties fo:color="#006400" style:font-name="Arial" fo:font-weight="bold" style:font-weight-asian="bold" style:font-weight-complex="bold"/>
    </style:style>
    <style:style style:name="T16" style:family="text">
      <style:text-properties style:font-name="Arial" fo:font-weight="bold" style:font-size-asian="22pt" style:font-weight-asian="bold" style:font-size-complex="22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98cm" svg:height="3.556cm" svg:x="5.256cm" svg:y="8.536cm" presentation:class="title" presentation:user-transformed="true">
          <draw:text-box>
            <text:p text:style-name="P1"><text:span text:style-name="T1">The </text:span><text:span text:style-name="T1">Rabin </text:span><text:span text:style-name="T1">Karp </text:span><text:span text:style-name="T1">String </text:span><text:span text:style-name="T1">Matching </text:span><text:span text:style-name="T1">Algorith</text:span><text:span text:style-name="T1">m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Benkedadra </text:span><text:span text:style-name="T2">Mohamed</text:span></text:p>
            <text:p><text:span text:style-name="T2">Benkorreche </text:span><text:span text:style-name="T2">Mohammed El </text:span><text:span text:style-name="T2">Amine</text:span></text:p>
            <text:p><text:span text:style-name="T2">Youcefi </text:span><text:span text:style-name="T2">Mohammed </text:span><text:span text:style-name="T2">Yassine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4"><text:s/></text:span><text:span text:style-name="T4">Group 1 – </text:span><text:span text:style-name="T5">M1 ISI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</text:span><text:span text:style-name="T5">University </text:span><text:span text:style-name="T5">of Mostaganem</text:span></text:p>
            <text:p text:style-name="P1"><text:span text:style-name="T5"><text:s text:c="31"/></text:span><text:span text:style-name="T5"><text:s text:c="31"/></text:span><text:span text:style-name="T5"><text:s text:c="31"/></text:span><text:span text:style-name="T5"><text:s text:c="5"/></text:span><text:span text:style-name="T5">Jan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><text:span text:style-name="T6">Rabin</text:span>-Karp</text:p>
          </draw:text-box>
        </draw:frame>
        <draw:frame presentation:style-name="pr5" draw:text-style-name="P7" draw:layer="layout" svg:width="26.178cm" svg:height="14.436cm" svg:x="1cm" svg:y="2.864cm" presentation:class="outline" presentation:user-transformed="true">
          <draw:text-box>
            <text:list text:style-name="L1">
              <text:list-item>
                <text:p text:style-name="P6"><text:span text:style-name="T7">Also Known as Karp-Rabin algorithm</text:span></text:p>
              </text:list-item>
              <text:list-item>
                <text:p text:style-name="P6"><text:span text:style-name="T7">Created by </text:span><text:span text:style-name="T8">Richard M. Karp </text:span><text:span text:style-name="T7">and </text:span><text:span text:style-name="T9">Michael O. Rabin</text:span></text:p>
              </text:list-item>
              <text:list-item>
                <text:p text:style-name="P6"><text:span text:style-name="T7">Uses </text:span><text:span text:style-name="T8">Hashing</text:span><text:span text:style-name="T7"> to match patterns in text</text:span></text:p>
              </text:list-item>
              <text:list-item>
                <text:p text:style-name="P6"><text:span text:style-name="T7">Where </text:span><text:span text:style-name="T10">n</text:span><text:span text:style-name="T7"> is the length of the text to search in, and </text:span><text:span text:style-name="T10">m</text:span><text:span text:style-name="T7"> is the length of the searched pattern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Best case complexity is </text:span><text:span text:style-name="T8">O(n + m)</text:span></text:p>
                          </text:list-item>
                          <text:list-item>
                            <text:p text:style-name="P6"><text:span text:style-name="T7">Worst case complexity is </text:span><text:span text:style-name="T8">O(n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Often used to detect plagiarism</text:span></text:p>
              </text:list-item>
            </text:list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</text:span><text:span text:style-name="T11">String Matching </text:span><text:span text:style-name="T11">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 text:style-name="P5"><text:span text:style-name="T6">String </text:span><text:span text:style-name="T6">Matching</text:span></text:p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</text:span><text:span text:style-name="T11">String Matching </text:span><text:span text:style-name="T11">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draw:custom-shape draw:style-name="gr4" draw:text-style-name="P10" draw:layer="layout" svg:width="1.524cm" svg:height="1.524cm" svg:x="20.156cm" svg:y="4.064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1.266cm" svg:y="4.06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3.044cm" svg:y="4.06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822cm" svg:y="4.06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6.6cm" svg:y="4.064cm">
          <text:p text:style-name="P9">W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8.378cm" svg:y="4.06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1.934cm" svg:y="4.06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7.71cm" svg:y="4.064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3.712cm" svg:y="4.064cm">
          <text:p text:style-name="P9">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9.488cm" svg:y="4.064cm">
          <text:p text:style-name="P9">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7.71cm" svg:y="6.35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9.488cm" svg:y="6.35cm">
          <text:p text:style-name="P9">O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5.334cm" svg:height="3.554cm" svg:x="1.778cm" svg:y="4.218cm">
          <draw:text-box>
            <text:p text:style-name="P12"><text:span text:style-name="T12">Text</text:span></text:p>
            <text:p text:style-name="P12"><text:span text:style-name="T12"/></text:p>
            <text:p text:style-name="P12"><text:span text:style-name="T12">Pattern </text:span></text:p>
          </draw:text-box>
        </draw:frame>
        <draw:custom-shape draw:style-name="gr7" draw:text-style-name="P15" draw:layer="layout" svg:width="1.524cm" svg:height="1.524cm" svg:x="3.81cm" svg:y="10.914cm">
          <text:p text:style-name="P14">H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524cm" svg:height="1.524cm" svg:x="5.588cm" svg:y="10.914cm">
          <text:p text:style-name="P14">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3.81cm" svg:y="13.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5.588cm" svg:y="13.2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524cm" svg:height="1.524cm" svg:x="9.09cm" svg:y="10.914cm">
          <text:p text:style-name="P16">E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524cm" svg:height="1.524cm" svg:x="10.868cm" svg:y="10.914cm">
          <text:p text:style-name="P16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9.09cm" svg:y="13.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10.868cm" svg:y="13.2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524cm" svg:height="1.524cm" svg:x="14.424cm" svg:y="10.914cm">
          <text:p text:style-name="P18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14.424cm" svg:y="13.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16.202cm" svg:y="13.2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19.812cm" svg:y="13.18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21.636cm" svg:y="13.2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.524cm" svg:height="1.524cm" svg:x="21.59cm" svg:y="10.91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524cm" svg:height="1.524cm" svg:x="16.256cm" svg:y="10.914cm">
          <text:p text:style-name="P16">L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.524cm" svg:height="1.524cm" svg:x="19.812cm" svg:y="10.914cm">
          <text:p text:style-name="P18">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 text:style-name="P5"><text:span text:style-name="T6">Hashed </text:span><text:span text:style-name="T6">String </text:span><text:span text:style-name="T6">Matching</text:span></text:p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</text:span><text:span text:style-name="T11">String Matching </text:span><text:span text:style-name="T11">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draw:custom-shape draw:style-name="gr4" draw:text-style-name="P10" draw:layer="layout" svg:width="1.524cm" svg:height="1.524cm" svg:x="20.156cm" svg:y="6.104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1.266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3.044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822cm" svg:y="6.10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6.6cm" svg:y="6.104cm">
          <text:p text:style-name="P9">W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8.378cm" svg:y="6.10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1.934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7.71cm" svg:y="6.104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3.712cm" svg:y="6.104cm">
          <text:p text:style-name="P9">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9.488cm" svg:y="6.104cm">
          <text:p text:style-name="P9">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7.71cm" svg:y="8.39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9.488cm" svg:y="8.39cm">
          <text:p text:style-name="P9">O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5.334cm" svg:height="3.554cm" svg:x="1.778cm" svg:y="6.258cm">
          <draw:text-box>
            <text:p text:style-name="P12"><text:span text:style-name="T12">Text</text:span></text:p>
            <text:p text:style-name="P12"><text:span text:style-name="T12"/></text:p>
            <text:p text:style-name="P12"><text:span text:style-name="T12">Pattern </text:span></text:p>
          </draw:text-box>
        </draw:frame>
        <draw:custom-shape draw:style-name="gr4" draw:text-style-name="P10" draw:layer="layout" svg:width="1.524cm" svg:height="1.524cm" svg:x="20.166cm" svg:y="3.842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1.276cm" svg:y="3.84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832cm" svg:y="3.842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6.61cm" svg:y="3.842cm">
          <text:p text:style-name="P9">W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7.72cm" svg:y="3.842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3.722cm" svg:y="3.842cm">
          <text:p text:style-name="P9">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9.498cm" svg:y="3.842cm">
          <text:p text:style-name="P9">E</text:p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17.272cm" svg:height="1.119cm" svg:x="7.974cm" svg:y="2.548cm">
          <draw:text-box>
            <text:p text:style-name="P21"><text:span text:style-name="T13">1 <text:s text:c="5"/>2 <text:s text:c="6"/>3 <text:s text:c="11"/></text:span><text:span text:style-name="T13"><text:s text:c="2"/>4 <text:s text:c="5"/>5 <text:s text:c="14"/>6 <text:s/></text:span><text:span text:style-name="T13"><text:s text:c="12"/>7</text:span></text:p>
          </draw:text-box>
        </draw:frame>
        <draw:custom-shape draw:style-name="gr4" draw:text-style-name="P10" draw:layer="layout" svg:width="1.524cm" svg:height="1.524cm" svg:x="12.7cm" svg:y="10.768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532cm" svg:y="10.768cm">
          <text:p text:style-name="P9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1.524cm" svg:height="1.524cm" svg:x="3.302cm" svg:y="12.446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5.08cm" svg:y="12.446cm">
          <text:p text:style-name="P9">O</text:p>
          <draw:enhanced-geometry svg:viewBox="0 0 21600 21600" draw:type="rectangle" draw:enhanced-path="M 0 0 L 21600 0 21600 21600 0 21600 0 0 Z N"/>
        </draw:custom-shape>
        <draw:frame draw:style-name="gr10" draw:text-style-name="P24" draw:layer="layout" svg:width="4.572cm" svg:height="1.673cm" svg:x="2.856cm" svg:y="15.961cm">
          <draw:text-box>
            <text:p text:style-name="P23"><text:span text:style-name="T2">3 <text:s text:c="2"/>+ <text:s text:c="2"/>4 <text:s/>= <text:s/>7</text:span></text:p>
          </draw:text-box>
        </draw:frame>
        <draw:custom-shape draw:style-name="gr11" draw:text-style-name="P25" draw:layer="layout" svg:width="0.508cm" svg:height="1.524cm" svg:x="4.726cm" svg:y="14.324cm">
          <text:p/>
          <draw:enhanced-geometry svg:viewBox="0 0 21600 21600" draw:text-areas="?f0 0 ?f2 ?f5" draw:type="down-arrow" draw:modifiers="18200.0983767831 4922.593320235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0" draw:layer="layout" svg:width="1.524cm" svg:height="1.524cm" svg:x="12.7cm" svg:y="14.53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478cm" svg:y="14.532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2.7cm" svg:y="16.41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478cm" svg:y="16.41cm">
          <text:p text:style-name="P9">O</text:p>
          <draw:enhanced-geometry svg:viewBox="0 0 21600 21600" draw:type="rectangle" draw:enhanced-path="M 0 0 L 21600 0 21600 21600 0 21600 0 0 Z N"/>
        </draw:custom-shape>
        <draw:frame draw:style-name="gr10" draw:text-style-name="P24" draw:layer="layout" svg:width="8.482cm" svg:height="1.673cm" svg:x="16.41cm" svg:y="12.854cm">
          <draw:text-box>
            <text:p text:style-name="P23"><text:span text:style-name="T2">2 <text:s text:c="2"/>+ <text:s text:c="2"/>3 <text:s/>= <text:s/>5 <text:s text:c="4"/>=&gt; <text:s text:c="4"/></text:span><text:span text:style-name="T14">5 <text:s/>≠ <text:s/>7</text:span></text:p>
          </draw:text-box>
        </draw:frame>
        <draw:custom-shape draw:style-name="gr4" draw:text-style-name="P10" draw:layer="layout" svg:width="1.524cm" svg:height="1.524cm" svg:x="12.7cm" svg:y="12.668cm">
          <text:p text:style-name="P9">E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532cm" svg:y="12.668cm">
          <text:p text:style-name="P9">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4" draw:layer="layout" svg:width="8.482cm" svg:height="1.673cm" svg:x="16.41cm" svg:y="10.927cm">
          <draw:text-box>
            <text:p text:style-name="P23"><text:span text:style-name="T2">1 <text:s text:c="2"/>+ <text:s text:c="2"/>2 <text:s/>= <text:s/>3 <text:s text:c="4"/>=&gt; <text:s text:c="4"/></text:span><text:span text:style-name="T14">3 <text:s/>≠ <text:s/>7</text:span></text:p>
          </draw:text-box>
        </draw:frame>
        <draw:frame draw:style-name="gr10" draw:text-style-name="P24" draw:layer="layout" svg:width="8.482cm" svg:height="1.673cm" svg:x="16.41cm" svg:y="16.655cm">
          <draw:text-box>
            <text:p text:style-name="P23"><text:span text:style-name="T2">3 <text:s text:c="2"/>+ <text:s text:c="2"/>4 <text:s/>= <text:s/>7 <text:s text:c="4"/>=&gt; <text:s text:c="4"/></text:span><text:span text:style-name="T15">7 <text:s/>= <text:s/>7</text:span></text:p>
          </draw:text-box>
        </draw:frame>
        <draw:frame draw:style-name="gr10" draw:text-style-name="P24" draw:layer="layout" svg:width="8.482cm" svg:height="1.673cm" svg:x="16.41cm" svg:y="14.755cm">
          <draw:text-box>
            <text:p text:style-name="P23"><text:span text:style-name="T2">3 <text:s text:c="2"/>+ <text:s text:c="2"/>3 <text:s/>= <text:s/>6 <text:s text:c="4"/>=&gt; <text:s text:c="4"/></text:span><text:span text:style-name="T14">6 <text:s/>≠ <text:s/>7</text:span></text:p>
          </draw:text-box>
        </draw:frame>
        <draw:frame draw:style-name="gr12" draw:text-style-name="P24" draw:layer="layout" svg:width="2.132cm" svg:height="0.962cm" svg:x="2.778cm" svg:y="14.383cm">
          <draw:text-box>
            <text:p text:style-name="P23"><text:span text:style-name="T2">ha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custom-shape draw:style-name="gr4" draw:text-style-name="P10" draw:layer="layout" svg:width="1.524cm" svg:height="1.524cm" svg:x="20.166cm" svg:y="3.843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1.276cm" svg:y="3.843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832cm" svg:y="3.843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6.61cm" svg:y="3.843cm">
          <text:p text:style-name="P9">W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7.72cm" svg:y="3.843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3.722cm" svg:y="3.843cm">
          <text:p text:style-name="P9">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9.498cm" svg:y="3.843cm">
          <text:p text:style-name="P9">E</text:p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17.272cm" svg:height="1.119cm" svg:x="7.974cm" svg:y="2.549cm">
          <draw:text-box>
            <text:p text:style-name="P21"><text:span text:style-name="T13">1 <text:s text:c="5"/>2 <text:s text:c="6"/>3 <text:s text:c="11"/></text:span><text:span text:style-name="T13"><text:s text:c="2"/>4 <text:s text:c="5"/>5 <text:s text:c="14"/>6 <text:s/></text:span><text:span text:style-name="T13"><text:s text:c="12"/>7</text:span></text:p>
          </draw:text-box>
        </draw:frame>
        <draw:frame presentation:style-name="pr4" draw:text-style-name="P5" draw:layer="layout" svg:width="27.238cm" svg:height="1.524cm" svg:x="0.743cm" svg:y="0.408cm" presentation:class="title" presentation:user-transformed="true">
          <draw:text-box>
            <text:p text:style-name="P5"><text:span text:style-name="T6">Collision</text:span></text:p>
          </draw:text-box>
        </draw:frame>
        <draw:custom-shape draw:style-name="gr4" draw:text-style-name="P10" draw:layer="layout" svg:width="1.524cm" svg:height="1.524cm" svg:x="20.157cm" svg:y="6.104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1.267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3.045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4.823cm" svg:y="6.10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6.601cm" svg:y="6.104cm">
          <text:p text:style-name="P9">W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18.379cm" svg:y="6.104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1.935cm" svg:y="6.104cm">
          <text:p text:style-name="P9">L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7.711cm" svg:y="6.104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23.713cm" svg:y="6.104cm">
          <text:p text:style-name="P9">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.524cm" svg:height="1.524cm" svg:x="9.489cm" svg:y="6.104cm">
          <text:p text:style-name="P9">E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7.711cm" svg:y="8.39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9.489cm" svg:y="8.39cm">
          <text:p text:style-name="P9">O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317cm" svg:height="3.554cm" svg:x="1.779cm" svg:y="6.258cm">
          <draw:text-box>
            <text:p text:style-name="P12"><text:span text:style-name="T12">Text</text:span></text:p>
            <text:p text:style-name="P12"><text:span text:style-name="T12"/></text:p>
            <text:p text:style-name="P12"><text:span text:style-name="T12">Pattern </text:span></text:p>
          </draw:text-box>
        </draw:frame>
        <draw:frame draw:style-name="gr10" draw:text-style-name="P27" draw:layer="layout" svg:width="4.681cm" svg:height="1.673cm" svg:x="8.273cm" svg:y="12.248cm">
          <draw:text-box>
            <text:p text:style-name="P26"><text:span text:style-name="T2">1 <text:s text:c="2"/>+ <text:s text:c="2"/>4 <text:s/>= <text:s/>5 </text:span></text:p>
            <text:p text:style-name="P26"><text:span text:style-name="T2"><text:s text:c="3"/></text:span></text:p>
          </draw:text-box>
        </draw:frame>
        <draw:custom-shape draw:style-name="gr5" draw:text-style-name="P11" draw:layer="layout" svg:width="1.524cm" svg:height="1.524cm" svg:x="4.572cm" svg:y="11.938cm">
          <text:p text:style-name="P9">H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1.524cm" svg:x="6.35cm" svg:y="11.938cm">
          <text:p text:style-name="P9">O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524cm" svg:height="1.524cm" svg:x="6.35cm" svg:y="13.97cm">
          <text:p text:style-name="P14">L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.524cm" svg:height="1.524cm" svg:x="4.572cm" svg:y="13.97cm">
          <text:p text:style-name="P14">E</text:p>
          <draw:enhanced-geometry svg:viewBox="0 0 21600 21600" draw:type="rectangle" draw:enhanced-path="M 0 0 L 21600 0 21600 21600 0 21600 0 0 Z N"/>
        </draw:custom-shape>
        <draw:frame draw:style-name="gr10" draw:text-style-name="P27" draw:layer="layout" svg:width="5.18cm" svg:height="1.673cm" svg:x="8.282cm" svg:y="14.329cm">
          <draw:text-box>
            <text:p text:style-name="P26"><text:span text:style-name="T2">2 <text:s text:c="2"/>+ <text:s text:c="2"/>3 <text:s/>= <text:s/>5 <text:s text:c="3"/></text:span></text:p>
          </draw:text-box>
        </draw:frame>
        <draw:frame draw:style-name="gr14" draw:text-style-name="P29" draw:layer="layout" svg:width="1.27cm" svg:height="3.083cm" svg:x="9.652cm" svg:y="11.246cm">
          <draw:text-box>
            <text:p text:style-name="P28"><text:span text:style-name="T2"><text:s text:c="6"/></text:span><text:span text:style-name="T2">=</text:span></text:p>
          </draw:text-box>
        </draw:frame>
        <draw:frame draw:style-name="gr15" draw:text-style-name="P31" draw:layer="layout" svg:width="12.954cm" svg:height="4.591cm" svg:x="14.532cm" svg:y="11.966cm">
          <draw:text-box>
            <text:p text:style-name="P30"><text:span text:style-name="T16">Choosing a bad </text:span><text:span text:style-name="T16">hashing function </text:span><text:span text:style-name="T16">results in a high </text:span><text:span text:style-name="T16">probability of a </text:span><text:span text:style-name="T16">colission (finding </text:span><text:span text:style-name="T16">equal hashes for </text:span><text:span text:style-name="T16">different pattern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43cm" svg:y="0.408cm" presentation:class="title" presentation:user-transformed="true">
          <draw:text-box>
            <text:p text:style-name="P5"><text:span text:style-name="T6">Rolling Hash</text:span></text:p>
          </draw:text-box>
        </draw:frame>
        <draw:frame presentation:style-name="pr5" draw:text-style-name="P7" draw:layer="layout" svg:width="26.178cm" svg:height="14.436cm" svg:x="1cm" svg:y="2.864cm" presentation:class="outline" presentation:user-transformed="true">
          <draw:text-box>
            <text:list text:style-name="L1">
              <text:list-item>
                <text:p text:style-name="P32"><text:span text:style-name="T7">A function that allows calculating a new hash from an old one.</text:span></text:p>
              </text:list-item>
              <text:list-item>
                <text:p text:style-name="P32"><text:span text:style-name="T7">Faster than a normal hash function.</text:span></text:p>
              </text:list-item>
              <text:list-item>
                <text:p text:style-name="P32"><text:span text:style-name="T7">Usually has a polynomial or logarithmic complexity but varies </text:span><text:span text:style-name="T7">from a function to another.</text:span></text:p>
              </text:list-item>
              <text:list-item>
                <text:p text:style-name="P32"><text:span text:style-name="T7">Some rolling hash functions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3"><text:span text:style-name="T7">Polynomial rolling hash</text:span></text:p>
                              </text:list-item>
                              <text:list-item>
                                <text:p text:style-name="P33"><text:span text:style-name="T7">Rabin fingerprint</text:span></text:p>
                                <text:p text:style-name="P33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<text:span text:style-name="T7">Can be used to slice content into pieces for easier process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>Information</text:p>
          </draw:text-box>
        </draw:frame>
        <draw:frame presentation:style-name="pr5" draw:text-style-name="P7" draw:layer="layout" svg:width="26.178cm" svg:height="14.436cm" svg:x="1cm" svg:y="2.864cm" presentation:class="outline" presentation:user-transformed="true">
          <draw:text-box>
            <text:list text:style-name="L1">
              <text:list-header>
                <text:p text:style-name="P34"><text:span text:style-name="T8">Resources</text:span></text:p>
                <text:list>
                  <text:list-item>
                    <text:list>
                      <text:list-header>
                        <text:p><text:span text:style-name="T17">brilliant.org/wiki /rabin-karp-algorithm</text:span></text:p>
                        <text:p><text:span text:style-name="T17">Rabin Karp String Search Algorithm (Book)</text:span></text:p>
                        <text:p><text:span text:style-name="T17"/></text:p>
                      </text:list-header>
                    </text:list>
                  </text:list-item>
                </text:list>
                <text:p text:style-name="P34"><text:span text:style-name="T8">Code</text:span></text:p>
                <text:list>
                  <text:list-item>
                    <text:list>
                      <text:list-header>
                        <text:p text:style-name="P35"><text:span text:style-name="T17">github.com/LogX7/rabin_karp</text:span></text:p>
                      </text:list-header>
                    </text:list>
                  </text:list-item>
                </text:list>
                <text:p text:style-name="P6"><text:span text:style-name="T8">Contact</text:span></text:p>
                <text:list>
                  <text:list-item>
                    <text:list>
                      <text:list-header>
                        <text:p><text:span text:style-name="T17">M.Benkedadra <text:s text:c="8"/>hammicristo@gmail.com</text:span></text:p>
                        <text:p><text:span text:style-name="T17">Y.Youcefi <text:s text:c="17"/>yanilacamora@gmail.com</text:span></text:p>
                        <text:p><text:span text:style-name="T17">M.A.Benkorreche <text:s text:c="3"/>amine.benk27@gmail.com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</text:span><text:span text:style-name="T11">String Matching </text:span><text:span text:style-name="T11">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cb371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3cb371" draw:textarea-vertical-align="middle" draw:auto-grow-height="false" fo:min-height="2.286cm" fo:min-width="28cm"/>
    </style:style>
    <style:style style:name="Mpr2" style:family="presentation" style:parent-style-name="Alizarin-backgroundobjects">
      <style:graphic-properties draw:stroke="none" draw:fill="solid" draw:fill-color="#3cb371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3cb371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title">
      <style:graphic-properties draw:auto-grow-height="false" fo:min-height="3.507cm"/>
    </style:style>
    <style:style style:name="Mpr13" style:family="presentation" style:parent-style-name="Alizarin0-outline1">
      <style:graphic-properties fo:min-height="12.18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cb371"/>
      <style:paragraph-properties fo:text-align="center"/>
    </style:style>
    <style:style style:name="MP6" style:family="paragraph">
      <loext:graphic-properties draw:fill="solid" draw:fill-color="#3cb371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margin-top="0cm" fo:margin-bottom="0.203cm" fo:text-align="end"/>
      <style:text-properties fo:font-size="24pt" style:font-size-asian="24pt" style:font-size-complex="24pt"/>
    </style:style>
    <style:style style:name="MP10" style:family="paragraph">
      <style:paragraph-properties fo:text-align="center"/>
      <style:text-properties style:font-name="Arial" fo:font-size="24pt" style:font-size-asian="24pt" style:font-size-complex="24pt"/>
    </style:style>
    <style:style style:name="MP11" style:family="paragraph">
      <loext:graphic-properties draw:fill="none"/>
      <style:paragraph-properties fo:text-align="center"/>
      <style:text-properties style:font-name="Arial" fo:font-size="24pt" style:font-size-asian="24pt" style:font-size-complex="24pt"/>
    </style:style>
    <style:style style:name="MP12" style:family="paragraph">
      <style:paragraph-properties fo:text-align="center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style:font-name="Arial" fo:font-size="24pt" style:font-size-asian="24pt" style:font-size-complex="2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28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1.738cm" svg:x="0.254cm" svg:y="0.254cm" presentation:class="title">
        <draw:text-box>
          <text:p>Click to edit the title text format</text:p>
        </draw:text-box>
      </draw:frame>
      <draw:frame presentation:style-name="Mpr6" draw:layer="backgroundobjects" svg:width="26.178cm" svg:height="15.452cm" svg:x="1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6.5cm" svg:height="1.449cm" svg:x="21cm" svg:y="19cm" presentation:class="date-time">
        <draw:text-box>
          <text:p text:style-name="MP9"><text:span text:style-name="MT2">01/2019</text:span></text:p>
        </draw:text-box>
      </draw:frame>
      <draw:frame presentation:style-name="Mpr8" draw:text-style-name="MP11" draw:layer="backgroundobjects" svg:width="17.706cm" svg:height="1.5cm" svg:x="2.794cm" svg:y="19cm" presentation:class="footer">
        <draw:text-box>
          <text:p text:style-name="MP10"><text:span text:style-name="MT3">The Rabin Karp </text:span><text:span text:style-name="MT3">String Matching </text:span><text:span text:style-name="MT3">Algorithm </text:span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6cm" svg:height="2.5cm" svg:x="1cm" svg:y="9.25cm" presentation:class="title">
        <draw:text-box>
          <text:p>Click to edit the title text format</text:p>
        </draw:text-box>
      </draw:frame>
      <draw:frame presentation:style-name="Mpr13" draw:layer="backgroundobjects" svg:width="25.5cm" svg:height="7cm" svg:x="1.5cm" svg:y="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6:34:49.391595456</meta:creation-date>
    <meta:editing-duration>PT1H18M51S</meta:editing-duration>
    <meta:editing-cycles>27</meta:editing-cycles>
    <meta:generator>LibreOffice/6.0.7.3$Linux_X86_64 LibreOffice_project/00m0$Build-3</meta:generator>
    <dc:title>Alizarin</dc:title>
    <dc:date>2019-01-03T23:08:37.844410442</dc:date>
    <meta:document-statistic meta:object-count="163"/>
  </office:meta>
</office:document-meta>
</file>